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T1" style:family="text">
      <style:text-properties style:text-underline-style="none"/>
    </style:style>
    <style:style style:name="T2" style:family="text">
      <style:text-properties fo:font-style="normal" style:text-underline-style="none"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Tag</text:p>
      <text:p text:style-name="Standard">Issue gefunden warum ich kein Plugn machen kann: Wenn „Implements SerialPortReader“ weg ist beim SerialReader geht’s.. Warum verstehe ich nicht. Habe heute eine Konsole erstellt mit der man in MM debuggen kann. Hab einen Overflow Bug gefixed im Arduino Script.</text:p>
      <text:p text:style-name="Standard"/>
      <text:p text:style-name="Standard">Probleme: Na was soll ich jetzt mit meinem Code machen wenn die eine wichtige Stelle einfach nich funktioniert? (Einfach neu und anders schreiben) – Das leben ist kein zuckerschlecken mein Freund</text:p>
      <text:p text:style-name="Standard"/>
      <text:p text:style-name="Standard">Aufgabe für morgen: Andere Methode für SerialPort lesen suchen!</text:p>
      <text:p text:style-name="Standard"/>
      <text:p text:style-name="Standard">2.Tag</text:p>
      <text:p text:style-name="Standard">Neuer SerialPort hat sich als schwierig herausgestellt, da alle RXTX benutzen oder JavaCOMM was auf Windows nicht funktioniert. Aber Problem wurde behoben, man muss externe LIBS ins MicroManager verzeichnis kopieren ERROR Zwischenstand: GetPortIdentifiers hält alles auf</text:p>
      <text:p text:style-name="P1">Restliche Fehler auch behoben, erster kleiner Prototyp steht.<text:span text:style-name="T2"> </text:span></text:p>
      <text:p text:style-name="P1"><text:span text:style-name="T2"/></text:p>
      <text:p text:style-name="P1"><text:span text:style-name="T2">Weitere Idee: Machen dass nur 10 Nachrichten pro Sekunde übermittelt werden, damit man weniger Delay 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6:28:51.27</meta:creation-date>
    <dc:date>2014-10-21T14:16:35.41</dc:date>
    <meta:editing-duration>PT3H48M36S</meta:editing-duration>
    <meta:editing-cycles>5</meta:editing-cycles>
    <meta:generator>OpenOffice.org/3.4.1$Win32 OpenOffice.org_project/341m1$Build-9593</meta:generator>
    <meta:document-statistic meta:table-count="0" meta:image-count="0" meta:object-count="0" meta:page-count="1" meta:paragraph-count="8" meta:word-count="142" meta:character-count="965"/>
  </office:meta>
</office:document-meta>
</file>